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Preformatted_20_Text" style:list-style-name="L3">
      <style:paragraph-properties fo:margin-top="0cm" fo:margin-bottom="0.499cm" style:contextual-spacing="false"/>
    </style:style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Preformatted_20_Text" style:list-style-name="L3"/>
    <style:style style:name="P9" style:family="paragraph" style:parent-style-name="Text_20_body" style:list-style-name="L4"/>
    <style:style style:name="P10" style:family="paragraph" style:parent-style-name="Preformatted_20_Text" style:list-style-name="L4"/>
    <style:style style:name="P11" style:family="paragraph" style:parent-style-name="Preformatted_20_Text" style:list-style-name="L4">
      <style:paragraph-properties fo:margin-top="0cm" fo:margin-bottom="0.499cm" style:contextual-spacing="false"/>
    </style:style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Quotations" style:list-style-name="L6">
      <style:paragraph-properties fo:margin-top="0cm" fo:margin-bottom="0cm" style:contextual-spacing="false"/>
    </style:style>
    <style:style style:name="P15" style:family="paragraph" style:parent-style-name="Quotations" style:list-style-name="L6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7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Preformatted_20_Text" style:list-style-name="L19"/>
    <style:style style:name="P39" style:family="paragraph" style:parent-style-name="Preformatted_20_Text" style:list-style-name="L19">
      <style:paragraph-properties fo:margin-top="0cm" fo:margin-bottom="0.499cm" style:contextual-spacing="false"/>
    </style:style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20"/>
    <style:style style:name="P42" style:family="paragraph" style:parent-style-name="Preformatted_20_Text" style:list-style-name="L20"/>
    <style:style style:name="P43" style:family="paragraph" style:parent-style-name="Preformatted_20_Text" style:list-style-name="L20">
      <style:paragraph-properties fo:margin-top="0cm" fo:margin-bottom="0.499cm" style:contextual-spacing="false"/>
    </style:style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1"/>
    <style:style style:name="P46" style:family="paragraph" style:parent-style-name="Text_20_body" style:list-style-name="L22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3"/>
    <style:style style:name="P49" style:family="paragraph" style:parent-style-name="Preformatted_20_Text" style:list-style-name="L23">
      <style:paragraph-properties fo:margin-top="0cm" fo:margin-bottom="0.499cm" style:contextual-spacing="false"/>
    </style:style>
    <style:style style:name="P50" style:family="paragraph" style:parent-style-name="Preformatted_20_Text" style:list-style-name="L23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5"/>
    <style:style style:name="P54" style:family="paragraph" style:parent-style-name="Text_20_body" style:list-style-name="L25">
      <style:paragraph-properties fo:margin-top="0cm" fo:margin-bottom="0cm" style:contextual-spacing="false"/>
    </style:style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/>
    <style:style style:name="P58" style:family="paragraph" style:parent-style-name="Text_20_body" style:list-style-name="L27">
      <style:paragraph-properties fo:margin-top="0cm" fo:margin-bottom="0cm" style:contextual-spacing="false"/>
    </style:style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/>
    <style:style style:name="P62" style:family="paragraph" style:parent-style-name="Text_20_body" style:list-style-name="L29">
      <style:paragraph-properties fo:margin-top="0cm" fo:margin-bottom="0cm" style:contextual-spacing="false"/>
    </style:style>
    <style:style style:name="P63" style:family="paragraph" style:parent-style-name="Text_20_body" style:list-style-name="L30">
      <style:paragraph-properties fo:margin-top="0cm" fo:margin-bottom="0cm" style:contextual-spacing="false"/>
    </style:style>
    <style:style style:name="P64" style:family="paragraph" style:parent-style-name="Text_20_body" style:list-style-name="L30"/>
    <style:style style:name="P65" style:family="paragraph" style:parent-style-name="Text_20_body" style:list-style-name="L31">
      <style:paragraph-properties fo:margin-top="0cm" fo:margin-bottom="0cm" style:contextual-spacing="false"/>
    </style:style>
    <style:style style:name="P66" style:family="paragraph" style:parent-style-name="Text_20_body" style:list-style-name="L31"/>
    <style:style style:name="P67" style:family="paragraph" style:parent-style-name="Text_20_body" style:list-style-name="L32">
      <style:paragraph-properties fo:margin-top="0cm" fo:margin-bottom="0cm" style:contextual-spacing="false"/>
    </style:style>
    <style:style style:name="P68" style:family="paragraph" style:parent-style-name="Text_20_body" style:list-style-name="L32"/>
    <style:style style:name="P69" style:family="paragraph" style:parent-style-name="Text_20_body" style:list-style-name="L33"/>
    <style:style style:name="P70" style:family="paragraph" style:parent-style-name="Preformatted_20_Text" style:list-style-name="L33"/>
    <style:style style:name="P71" style:family="paragraph" style:parent-style-name="Preformatted_20_Text" style:list-style-name="L33">
      <style:paragraph-properties fo:margin-top="0cm" fo:margin-bottom="0.499cm" style:contextual-spacing="false"/>
    </style:style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4"/>
    <style:style style:name="P74" style:family="paragraph" style:parent-style-name="Text_20_body" style:list-style-name="L35">
      <style:paragraph-properties fo:margin-top="0cm" fo:margin-bottom="0cm" style:contextual-spacing="false"/>
    </style:style>
    <style:style style:name="P75" style:family="paragraph" style:parent-style-name="Text_20_body" style:list-style-name="L35"/>
    <style:style style:name="P76" style:family="paragraph" style:parent-style-name="Text_20_body" style:list-style-name="L36"/>
    <style:style style:name="P77" style:family="paragraph" style:parent-style-name="Preformatted_20_Text" style:list-style-name="L36"/>
    <style:style style:name="P78" style:family="paragraph" style:parent-style-name="Preformatted_20_Text" style:list-style-name="L36">
      <style:paragraph-properties fo:margin-top="0cm" fo:margin-bottom="0.499cm" style:contextual-spacing="false"/>
    </style:style>
    <style:style style:name="P79" style:family="paragraph" style:parent-style-name="Text_20_body" style:list-style-name="L37">
      <style:paragraph-properties fo:margin-top="0cm" fo:margin-bottom="0cm" style:contextual-spacing="false"/>
    </style:style>
    <style:style style:name="P80" style:family="paragraph" style:parent-style-name="Text_20_body" style:list-style-name="L37"/>
    <style:style style:name="P81" style:family="paragraph" style:parent-style-name="Text_20_body" style:list-style-name="L38">
      <style:paragraph-properties fo:margin-top="0cm" fo:margin-bottom="0cm" style:contextual-spacing="false"/>
    </style:style>
    <style:style style:name="P82" style:family="paragraph" style:parent-style-name="Text_20_body" style:list-style-name="L38"/>
    <style:style style:name="P83" style:family="paragraph" style:parent-style-name="Text_20_body" style:list-style-name="L39"/>
    <style:style style:name="P84" style:family="paragraph" style:parent-style-name="Text_20_body" style:list-style-name="L40">
      <style:paragraph-properties fo:margin-top="0cm" fo:margin-bottom="0cm" style:contextual-spacing="false"/>
    </style:style>
    <style:style style:name="P85" style:family="paragraph" style:parent-style-name="Text_20_body" style:list-style-name="L40"/>
    <style:style style:name="P86" style:family="paragraph" style:parent-style-name="Text_20_body" style:list-style-name="L41">
      <style:paragraph-properties fo:margin-top="0cm" fo:margin-bottom="0cm" style:contextual-spacing="false"/>
    </style:style>
    <style:style style:name="P87" style:family="paragraph" style:parent-style-name="Text_20_body" style:list-style-name="L41"/>
    <style:style style:name="P88" style:family="paragraph" style:parent-style-name="Text_20_body" style:list-style-name="L42">
      <style:paragraph-properties fo:margin-top="0cm" fo:margin-bottom="0cm" style:contextual-spacing="false"/>
    </style:style>
    <style:style style:name="P89" style:family="paragraph" style:parent-style-name="Text_20_body" style:list-style-name="L42"/>
    <style:style style:name="P90" style:family="paragraph" style:parent-style-name="Text_20_body" style:list-style-name="L43"/>
    <style:style style:name="P91" style:family="paragraph" style:parent-style-name="Text_20_body" style:list-style-name="L44">
      <style:paragraph-properties fo:margin-top="0cm" fo:margin-bottom="0cm" style:contextual-spacing="false"/>
    </style:style>
    <style:style style:name="P92" style:family="paragraph" style:parent-style-name="Text_20_body" style:list-style-name="L44"/>
    <style:style style:name="P93" style:family="paragraph" style:parent-style-name="Text_20_body" style:list-style-name="L45"/>
    <style:style style:name="P94" style:family="paragraph" style:parent-style-name="Text_20_body" style:list-style-name="L46"/>
    <style:style style:name="P95" style:family="paragraph" style:parent-style-name="Text_20_body" style:list-style-name="L47">
      <style:paragraph-properties fo:margin-top="0cm" fo:margin-bottom="0cm" style:contextual-spacing="false"/>
    </style:style>
    <style:style style:name="P96" style:family="paragraph" style:parent-style-name="Text_20_body" style:list-style-name="L47"/>
    <style:style style:name="P97" style:family="paragraph" style:parent-style-name="Text_20_body" style:list-style-name="L48">
      <style:paragraph-properties fo:margin-top="0cm" fo:margin-bottom="0cm" style:contextual-spacing="false"/>
    </style:style>
    <style:style style:name="P98" style:family="paragraph" style:parent-style-name="Text_20_body" style:list-style-name="L48"/>
    <style:style style:name="P99" style:family="paragraph" style:parent-style-name="Text_20_body" style:list-style-name="L49"/>
    <style:style style:name="P100" style:family="paragraph" style:parent-style-name="Text_20_body" style:list-style-name="L50"/>
    <style:style style:name="P101" style:family="paragraph" style:parent-style-name="Text_20_body" style:list-style-name="L50">
      <style:paragraph-properties fo:margin-top="0cm" fo:margin-bottom="0cm" style:contextual-spacing="false"/>
    </style:style>
    <style:style style:name="P102" style:family="paragraph" style:parent-style-name="Text_20_body" style:list-style-name="L51">
      <style:paragraph-properties fo:margin-top="0cm" fo:margin-bottom="0cm" style:contextual-spacing="false"/>
    </style:style>
    <style:style style:name="P103" style:family="paragraph" style:parent-style-name="Text_20_body" style:list-style-name="L51"/>
    <style:style style:name="P104" style:family="paragraph" style:parent-style-name="Text_20_body" style:list-style-name="L52">
      <style:paragraph-properties fo:margin-top="0cm" fo:margin-bottom="0cm" style:contextual-spacing="false"/>
    </style:style>
    <style:style style:name="P105" style:family="paragraph" style:parent-style-name="Text_20_body" style:list-style-name="L52"/>
    <style:style style:name="P106" style:family="paragraph" style:parent-style-name="Preformatted_20_Text">
      <style:paragraph-properties fo:margin-top="0cm" fo:margin-bottom="0.499cm" style:contextual-spacing="false"/>
    </style:style>
    <style:style style:name="P107" style:family="paragraph" style:parent-style-name="Text_20_body" style:list-style-name="L53">
      <style:paragraph-properties fo:margin-top="0cm" fo:margin-bottom="0cm" style:contextual-spacing="false"/>
    </style:style>
    <style:style style:name="P108" style:family="paragraph" style:parent-style-name="Text_20_body" style:list-style-name="L53"/>
    <style:style style:name="P109" style:family="paragraph" style:parent-style-name="Text_20_body" style:list-style-name="L54">
      <style:paragraph-properties fo:margin-top="0cm" fo:margin-bottom="0cm" style:contextual-spacing="false"/>
    </style:style>
    <style:style style:name="P110" style:family="paragraph" style:parent-style-name="Text_20_body" style:list-style-name="L54"/>
    <style:style style:name="P111" style:family="paragraph" style:parent-style-name="Text_20_body" style:list-style-name="L55">
      <style:paragraph-properties fo:margin-top="0cm" fo:margin-bottom="0cm" style:contextual-spacing="false"/>
    </style:style>
    <style:style style:name="P112" style:family="paragraph" style:parent-style-name="Text_20_body" style:list-style-name="L55"/>
    <style:style style:name="P113" style:family="paragraph" style:parent-style-name="Text_20_body" style:list-style-name="L56"/>
    <style:style style:name="P114" style:family="paragraph" style:parent-style-name="Text_20_body" style:list-style-name="L56">
      <style:paragraph-properties fo:margin-top="0cm" fo:margin-bottom="0cm" style:contextual-spacing="false"/>
    </style:style>
    <style:style style:name="P115" style:family="paragraph" style:parent-style-name="Text_20_body" style:list-style-name="L57">
      <style:paragraph-properties fo:margin-top="0cm" fo:margin-bottom="0cm" style:contextual-spacing="false"/>
    </style:style>
    <style:style style:name="P116" style:family="paragraph" style:parent-style-name="Text_20_body" style:list-style-name="L5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а, возможны более осмысленные и в принципе более «точные» подходы, чем слепой/эвристический генетический поиск по пространству 1D‑правил. Но это потребует смены угла зрения:</text:p>
      <text:list text:style-name="L1">
        <text:list-item>
          <text:p text:style-name="P1">от «перебора матриц переходов» к </text:p>
        </text:list-item>
        <text:list-item>
          <text:p text:style-name="P2"><text:span text:style-name="Strong_20_Emphasis">синтезу правил как решений структурной/топологической задачи</text:span><text:line-break/>(типа: «найти такие локальные преобразования, чтобы фундаментальная группа, спектр Ω‑циклов и coarse‑поля имели заданный вид»). </text:p>
        </text:list-item>
      </text:list>
      <text:p text:style-name="Text_20_body">Ниже дам:</text:p>
      <text:list text:style-name="L2">
        <text:list-item>
          <text:p text:style-name="P3">Чёткую формулировку задачи в терминах групп и топологии. </text:p>
        </text:list-item>
        <text:list-item>
          <text:p text:style-name="P3">Какие именно инварианты можно требовать: Ω‑циклы, π₁, законы сохранения, спектр длин циклов. </text:p>
        </text:list-item>
        <text:list-item>
          <text:p text:style-name="P3">План конструктивного синтеза правил через: </text:p>
          <text:list>
            <text:list-item>
              <text:p text:style-name="P3">групповые представления, </text:p>
            </text:list-item>
            <text:list-item>
              <text:p text:style-name="P3">ограничения на Cayley‑граф локальной динамики, </text:p>
            </text:list-item>
            <text:list-item>
              <text:p text:style-name="P3">и уравнения на матрицу переходов. </text:p>
            </text:list-item>
          </text:list>
        </text:list-item>
        <text:list-item>
          <text:p text:style-name="P3">Как это связать с тем, что у вас уже есть в <text:span text:style-name="Source_20_Text">sm_evolutionary_search.pdf</text:span> и observer‑онтологии. </text:p>
        </text:list-item>
        <text:list-item>
          <text:p text:style-name="P4">Где граница «точно/конструктивно» и где всё равно неизбежны эвристики. </text:p>
        </text:list-item>
      </text:list>
      <text:h text:style-name="Heading_20_2" text:outline-level="2">1. Что вы уже делаете и где здесь «слепой» компонент</text:h>
      <text:p text:style-name="Text_20_body">Сейчас у вас:</text:p>
      <text:list text:style-name="L3">
        <text:list-item>
          <text:p text:style-name="P5">Геном RuleGenome: матрица переходов 2^L × 2^L, L=3:</text:p>
          <text:p text:style-name="P6"><text:span text:style-name="Source_20_Text">transitions[i,j] = 1 означает правило: pattern_i → pattern_j</text:span></text:p>
        </text:list-item>
        <text:list-item>
          <text:p text:style-name="P5">Ограничения:</text:p>
          <text:list>
            <text:list-item>
              <text:p text:style-name="P7">обратимость: если transitions[i,j]=1, то transitions[j,i]=1; </text:p>
            </text:list-item>
            <text:list-item>
              <text:p text:style-name="P7">максимум один выход из паттерна (частичная функция). </text:p>
            </text:list-item>
          </text:list>
        </text:list-item>
        <text:list-item>
          <text:p text:style-name="P5">Эволюционный поиск:</text:p>
          <text:p text:style-name="P8"><text:span text:style-name="Source_20_Text">population_size ≈ 50</text:span></text:p>
          <text:p text:style-name="P8"><text:span text:style-name="Source_20_Text">generations ≈ 50</text:span></text:p>
          <text:p text:style-name="P6"><text:span text:style-name="Source_20_Text">pattern_length = 3</text:span></text:p>
        </text:list-item>
        <text:list-item>
          <text:p text:style-name="P5">fitness = SMFitness(lattice_size=150, max_steps=80, n_trials=...):</text:p>
          <text:list>
            <text:list-item>
              <text:p text:style-name="P5">cycle_diversity, cycle_count, charge, stability, interaction_richness. </text:p>
            </text:list-item>
          </text:list>
        </text:list-item>
      </text:list>
      <text:p text:style-name="Text_20_body">Результат:</text:p>
      <text:list text:style-name="L4">
        <text:list-item>
          <text:p text:style-name="P9">лучшие геномы все свелись к:</text:p>
          <text:p text:style-name="P10"><text:span text:style-name="Source_20_Text">++- ↔ -++</text:span></text:p>
          <text:p text:style-name="P11"><text:span text:style-name="Source_20_Text">+++ → +++</text:span></text:p>
        </text:list-item>
        <text:list-item>
          <text:p text:style-name="P9">671 Ω‑циклов, распределение периодов 2..36<text:a xlink:type="simple" xlink:href="https://app.giz.ai/files/jkWjgeXqCl_bIS8ZxQn9m" text:style-name="Internet_20_link" text:visited-style-name="Visited_20_Internet_20_Link">(sm_evolutionary_search.pdf)</text:a>.</text:p>
        </text:list-item>
      </text:list>
      <text:p text:style-name="Text_20_body">Это уже очень нетривиальный результат, но:</text:p>
      <text:list text:style-name="L5">
        <text:list-item>
          <text:p text:style-name="P12"><text:soft-page-break/>поиск шёл фактически <text:span text:style-name="Strong_20_Emphasis">в пространстве всех обратимых правил</text:span> длины 3, </text:p>
        </text:list-item>
        <text:list-item>
          <text:p text:style-name="P12">критерий SMFitness был эвристический, </text:p>
        </text:list-item>
        <text:list-item>
          <text:p text:style-name="P12">вы не использовали <text:span text:style-name="Emphasis">структурную информацию</text:span>, например: </text:p>
          <text:list>
            <text:list-item>
              <text:p text:style-name="P12">желаемый вид π₁ (фундаментальной группы) Ω‑каталога, </text:p>
            </text:list-item>
            <text:list-item>
              <text:p text:style-name="P12">желаемое разложение на представления симметрий (зарядовые группы), </text:p>
            </text:list-item>
            <text:list-item>
              <text:p text:style-name="P13">форму эффективного полевого уравнения. </text:p>
            </text:list-item>
          </text:list>
        </text:list-item>
      </text:list>
      <text:h text:style-name="Heading_20_2" text:outline-level="2">2. Формулируем задачу: «синтез правил из заданных инвариантов»</text:h>
      <text:p text:style-name="Text_20_body">Фундаментальный вопрос:</text:p>
      <text:p text:style-name="Quotations">Можно ли <text:span text:style-name="Strong_20_Emphasis">синтезировать</text:span> (а не искать случайно) правила 1D‑RSL такого вида, чтобы:</text:p>
      <text:list text:style-name="L6">
        <text:list-item>
          <text:p text:style-name="P14">на фундаментальном уровне была локальная обратимая динамика, </text:p>
        </text:list-item>
        <text:list-item>
          <text:p text:style-name="P14">на Ω‑уровне — заданный спектр Ω‑циклов и топологические инварианты, </text:p>
        </text:list-item>
        <text:list-item>
          <text:p text:style-name="P15">на уровне наблюдателя — определённый класс законов (полевые уравнения, сохранения, вероятности)? </text:p>
        </text:list-item>
      </text:list>
      <text:p text:style-name="Text_20_body">Это похоже на:</text:p>
      <text:list text:style-name="L7">
        <text:list-item>
          <text:p text:style-name="P16">задачу о построении клеточного автомата с заданной макродинамикой; </text:p>
        </text:list-item>
        <text:list-item>
          <text:p text:style-name="P16">задачу поиска локальных правил, реализующих заданную группу или её представление (через Cayley‑граф); </text:p>
        </text:list-item>
        <text:list-item>
          <text:p text:style-name="P17">задачу решения функциональных уравнений на матрицу перехода, заданных Наблюдателем. </text:p>
        </text:list-item>
      </text:list>
      <text:p text:style-name="Text_20_body">Можно разложить это на три слоя:</text:p>
      <text:list text:style-name="L8">
        <text:list-item>
          <text:p text:style-name="P18"><text:span text:style-name="Strong_20_Emphasis">Групповой слой</text:span>: Ω‑циклы как элементы группы/полугруппы. </text:p>
        </text:list-item>
        <text:list-item>
          <text:p text:style-name="P18"><text:span text:style-name="Strong_20_Emphasis">Топологический слой</text:span>: π₁ «пространства состояний» и Ω‑циклов. </text:p>
        </text:list-item>
        <text:list-item>
          <text:p text:style-name="P19"><text:span text:style-name="Strong_20_Emphasis">Полевой слой</text:span>: соответствие H_micro ↔ H[ϕ], законы сохранения, спектр. </text:p>
        </text:list-item>
      </text:list>
      <text:h text:style-name="Heading_20_2" text:outline-level="2">3. Инварианты, которые можно требовать «в лоб»</text:h>
      <text:h text:style-name="Heading_20_3" text:outline-level="3">3.1. Инварианты Ω‑каталога</text:h>
      <text:p text:style-name="Text_20_body">Ω‑цикл в вашей системе — это:</text:p>
      <text:list text:style-name="L9">
        <text:list-item>
          <text:p text:style-name="P20">цикл в динамике:<text:line-break/>S0→S1→⋯→SP−1→S0<text:line-break/>с периодом P и некоторой локализованной support. </text:p>
        </text:list-item>
      </text:list>
      <text:p text:style-name="Text_20_body">Для каждого цикла вы уже считаете:</text:p>
      <text:list text:style-name="L10">
        <text:list-item>
          <text:p text:style-name="P21">period P; </text:p>
        </text:list-item>
        <text:list-item>
          <text:p text:style-name="P21">support (множество индексов i); </text:p>
        </text:list-item>
        <text:list-item>
          <text:p text:style-name="P22">winding numbers и, при желании, «заряды». </text:p>
        </text:list-item>
      </text:list>
      <text:p text:style-name="Text_20_body">Можно рассматривать множество Ω‑циклов как генераторы группы G:</text:p>
      <text:list text:style-name="L11">
        <text:list-item>
          <text:p text:style-name="P23"><text:soft-page-break/>каждый тип цикла = элемент g ∈ G, </text:p>
        </text:list-item>
        <text:list-item>
          <text:p text:style-name="P23">композиция двух циклов (их совместное применение) = произведение g₁g₂, </text:p>
        </text:list-item>
        <text:list-item>
          <text:p text:style-name="P24">обратимость локальных правил даёт обращаемость элементов (группа, а не полугруппа). </text:p>
        </text:list-item>
      </text:list>
      <text:p text:style-name="Text_20_body"><text:span text:style-name="Strong_20_Emphasis">Инварианты, задаваемые «сверху»</text:span>:</text:p>
      <text:list text:style-name="L12">
        <text:list-item>
          <text:p text:style-name="P25">Z₃‑цвет (SU(3)_c аналог): группа C ≅ ℤ₃; </text:p>
        </text:list-item>
        <text:list-item>
          <text:p text:style-name="P25">U(1) заряд: Q ∈ ℚ (подмножество, например {−1,−2/3,...,+1}); </text:p>
        </text:list-item>
        <text:list-item>
          <text:p text:style-name="P25">Z₂‑подгруппа (чётность, спин‑подобный индекс); </text:p>
        </text:list-item>
        <text:list-item>
          <text:p text:style-name="P26">барионное B, лептонное L как элементы ℚ. </text:p>
        </text:list-item>
      </text:list>
      <text:p text:style-name="Text_20_body">Вместо того, чтобы искать RULESET, вы можете <text:span text:style-name="Strong_20_Emphasis">задать требование</text:span>:</text:p>
      <text:list text:style-name="L13">
        <text:list-item>
          <text:p text:style-name="P27">существует гомоморфизм:<text:line-break/>Φ:GΩ(RULESET)→Gcharges<text:line-break/>где Gcharges=U(1)×SU(3)_c×... (в 1D‑аналогах — их дискретные версии ℤₙ × ℤₘ × ...). </text:p>
        </text:list-item>
      </text:list>
      <text:p text:style-name="Text_20_body">И требовать:</text:p>
      <text:list text:style-name="L14">
        <text:list-item>
          <text:p text:style-name="P28">для любых двух Ω‑циклов g₁,g₂ и их «суммарной динамики» g₃ (аннигиляция, рассеяние), </text:p>
          <text:list>
            <text:list-item>
              <text:p text:style-name="P28">Φ(g1)Φ(g2)=Φ(g3), </text:p>
            </text:list-item>
            <text:list-item>
              <text:p text:style-name="P29">что равно «сохранение зарядов». </text:p>
            </text:list-item>
          </text:list>
        </text:list-item>
      </text:list>
      <text:p text:style-name="Text_20_body">Это <text:span text:style-name="Strong_20_Emphasis">система алгебраических уравнений на RULESET</text:span>: каждая возможная локальная коллизия Ω‑циклов задаёт линейное (по модулю) условие на присвоенные им заряды.</text:p>
      <text:h text:style-name="Heading_20_3" text:outline-level="3">3.2. Инварианты фундаментальной группы π₁</text:h>
      <text:p text:style-name="Text_20_body">Можно задать:</text:p>
      <text:list text:style-name="L15">
        <text:list-item>
          <text:p text:style-name="P30">пространство C состояний/паттернов (или его проекцию — пространство конфигураций Ω‑дефектов), </text:p>
        </text:list-item>
        <text:list-item>
          <text:p text:style-name="P31">рассматривать граф достижимости: вершины — классы конфигураций, рёбра — применения локальных правил. </text:p>
        </text:list-item>
      </text:list>
      <text:p text:style-name="Text_20_body">Фундаментальная группа π₁ этого графа (или более узкого комплекса траекторий) кодирует:</text:p>
      <text:list text:style-name="L16">
        <text:list-item>
          <text:p text:style-name="P32">наличие нетривиальных циклов (Ω), </text:p>
        </text:list-item>
        <text:list-item>
          <text:p text:style-name="P33">их композиционные типы. </text:p>
        </text:list-item>
      </text:list>
      <text:p text:style-name="Text_20_body"><text:span text:style-name="Strong_20_Emphasis">Задача</text:span>: задать желаемую «форму» π₁:</text:p>
      <text:list text:style-name="L17">
        <text:list-item>
          <text:p text:style-name="P34">например, свободную группу на k генераторах (Fₖ), </text:p>
        </text:list-item>
        <text:list-item>
          <text:p text:style-name="P34">или произведение циклических групп ℤₙ₁ × ℤₙ₂ × ..., </text:p>
        </text:list-item>
        <text:list-item>
          <text:p text:style-name="P35">и <text:span text:style-name="Strong_20_Emphasis">конструировать RULESET так, чтобы граф динамики имел такую π₁</text:span>. </text:p>
        </text:list-item>
      </text:list>
      <text:p text:style-name="Text_20_body">Это уже ближе к вашей идее:</text:p>
      <text:p text:style-name="Quotations">вычислять правила через свойства фундаментальных групп.</text:p>
      <text:h text:style-name="Heading_20_2" text:outline-level="2"><text:soft-page-break/>4. Как перейти от «поиска» к «синтезу» на практике</text:h>
      <text:h text:style-name="Heading_20_3" text:outline-level="3">4.1. Уровень 1: конструктивный дизайн Ω‑циклов</text:h>
      <text:p text:style-name="Text_20_body">Сейчас:</text:p>
      <text:list text:style-name="L18">
        <text:list-item>
          <text:p text:style-name="P36">вы находите RULESET, потом смотрите Ω‑циклы. </text:p>
        </text:list-item>
      </text:list>
      <text:p text:style-name="Text_20_body">Можно инвертировать:</text:p>
      <text:list text:style-name="L19">
        <text:list-item>
          <text:p text:style-name="P37">Ввести <text:span text:style-name="Strong_20_Emphasis">символьный описатель Ω‑циклов</text:span>, например:</text:p>
          <text:p text:style-name="P38"><text:span text:style-name="Source_20_Text">target_omegas = [</text:span></text:p>
          <text:p text:style-name="P38"><text:span text:style-name="Source_20_Text"><text:s text:c="4"/>{'period': 3, 'charge': +1, 'pattern_class': '+++ - +++'}, <text:s/># условно</text:span></text:p>
          <text:p text:style-name="P38"><text:span text:style-name="Source_20_Text"><text:s text:c="4"/>{'period': 5, 'charge': 0, <text:s/>...},</text:span></text:p>
          <text:p text:style-name="P38"><text:span text:style-name="Source_20_Text"><text:s text:c="4"/>...</text:span></text:p>
          <text:p text:style-name="P39"><text:span text:style-name="Source_20_Text">]</text:span></text:p>
        </text:list-item>
        <text:list-item>
          <text:p text:style-name="P37">Потребовать, чтобы локальные правила:</text:p>
          <text:list>
            <text:list-item>
              <text:p text:style-name="P40">допускали возникновение <text:span text:style-name="Strong_20_Emphasis">заданных Ω‑паттернов</text:span>; </text:p>
            </text:list-item>
            <text:list-item>
              <text:p text:style-name="P37">замыкали их в циклы нужной длины. </text:p>
            </text:list-item>
          </text:list>
        </text:list-item>
      </text:list>
      <text:p text:style-name="Text_20_body">Это превращается в <text:span text:style-name="Strong_20_Emphasis">систему уравнений на матрицу transition</text:span>:</text:p>
      <text:list text:style-name="L20">
        <text:list-item>
          <text:p text:style-name="P41">для каждой пары (паттерн_i, паттерн_j) в цепочке цикла вы накладываете:</text:p>
          <text:p text:style-name="P42"><text:span text:style-name="Source_20_Text">transitions[idx(i), idx(j)] = 1</text:span></text:p>
          <text:p text:style-name="P43"><text:span text:style-name="Source_20_Text">transitions[idx(j), idx(i)] = 1</text:span></text:p>
        </text:list-item>
        <text:list-item>
          <text:p text:style-name="P41">и запрещаете любые другие выходы из этих паттернов (иначе период нарушится).</text:p>
        </text:list-item>
      </text:list>
      <text:p text:style-name="Text_20_body">То есть:</text:p>
      <text:list text:style-name="L21">
        <text:list-item>
          <text:p text:style-name="P44">часть матрицы transition вы просто <text:span text:style-name="Strong_20_Emphasis">заполняете детерминированно</text:span>, чтобы получить нужный Ω‑цикл; </text:p>
        </text:list-item>
        <text:list-item>
          <text:p text:style-name="P45">оставшиеся клетки матрицы можете оптимизировать до‑/эвристически, но уже в <text:span text:style-name="Strong_20_Emphasis">сильно суженном</text:span> пространстве. </text:p>
        </text:list-item>
      </text:list>
      <text:h text:style-name="Heading_20_3" text:outline-level="3">4.2. Уровень 2: алгебраические ограничения на RULESET</text:h>
      <text:p text:style-name="Text_20_body">Дальше вы можете добавить:</text:p>
      <text:list text:style-name="L22">
        <text:list-item>
          <text:p text:style-name="P46">линейные/алгебраические ограничения на переходы, вытекающие из требований:</text:p>
          <text:list>
            <text:list-item>
              <text:p text:style-name="P47">сохранения некоторого инварианта I(S) (заряд, число дефектов, winding number); </text:p>
            </text:list-item>
            <text:list-item>
              <text:p text:style-name="P46">локальной дискретной симметрии (инвариантность относительно глобального сдвига, инверсии и т.п.). </text:p>
            </text:list-item>
          </text:list>
        </text:list-item>
      </text:list>
      <text:p text:style-name="Text_20_body">Практически:</text:p>
      <text:list text:style-name="L23">
        <text:list-item>
          <text:p text:style-name="P48">задаёте инвариант как функцию f на локальном паттерне:</text:p>
          <text:p text:style-name="P49"><text:span text:style-name="Source_20_Text">def local_charge(p): return sum(p) <text:s/># или более сложная</text:span></text:p>
        </text:list-item>
        <text:list-item>
          <text:p text:style-name="P48">требуете:</text:p>
          <text:p text:style-name="P50"><text:soft-page-break/><text:span text:style-name="Source_20_Text">local_charge(pattern_i) = local_charge(pattern_j)</text:span></text:p>
          <text:p text:style-name="P49"><text:span text:style-name="Source_20_Text">если transitions[i,j] = 1</text:span></text:p>
        </text:list-item>
      </text:list>
      <text:p text:style-name="Text_20_body">Это даёт <text:span text:style-name="Strong_20_Emphasis">бинарные/целочисленные ограничения</text:span> на матрицу transitions. Их можно решать <text:span text:style-name="Strong_20_Emphasis">как задачу SAT/ILP</text:span>, а не генетически:</text:p>
      <text:list text:style-name="L24">
        <text:list-item>
          <text:p text:style-name="P51">многие клетки матрицы запрещены; </text:p>
        </text:list-item>
        <text:list-item>
          <text:p text:style-name="P51">часть — зафиксированы Ω‑циклами; </text:p>
        </text:list-item>
        <text:list-item>
          <text:p text:style-name="P52">часть — свободны, но с ограничениями на общую обратимость. </text:p>
        </text:list-item>
      </text:list>
      <text:p text:style-name="Text_20_body">Это уже не «хаотичный GA‑поиск», а <text:span text:style-name="Strong_20_Emphasis">конструктивный SAT‑/CSP‑подход</text:span>.</text:p>
      <text:h text:style-name="Heading_20_2" text:outline-level="2">5. Где можно использовать фундаментальные группы более явно</text:h>
      <text:p text:style-name="Text_20_body">Вы можете сделать следующий шаг:</text:p>
      <text:list text:style-name="L25">
        <text:list-item>
          <text:p text:style-name="P53">Для заданного RULESET можно построить:</text:p>
          <text:list>
            <text:list-item>
              <text:p text:style-name="P54">граф G состояний (или граф Ω‑типов), </text:p>
            </text:list-item>
            <text:list-item>
              <text:p text:style-name="P54">клеточный комплекс K (например, рассматривая возможные конфигурации дефектов как вершины, а допустимые переходы как рёбра и 2‑ячейки). </text:p>
            </text:list-item>
          </text:list>
        </text:list-item>
        <text:list-item>
          <text:p text:style-name="P53">Вычислить π₁(K):</text:p>
          <text:list>
            <text:list-item>
              <text:p text:style-name="P54">алгоритмически, через построение минимального остовного дерева и циклопространства; </text:p>
            </text:list-item>
            <text:list-item>
              <text:p text:style-name="P54">получить набор генераторов и соотношений. </text:p>
            </text:list-item>
          </text:list>
        </text:list-item>
        <text:list-item>
          <text:p text:style-name="P53">Задать <text:span text:style-name="Strong_20_Emphasis">целевой тип π₁</text:span>:</text:p>
          <text:list>
            <text:list-item>
              <text:p text:style-name="P54">например, хотите π₁ ≅ ℤ×ℤ×… или свободную группу Fₖ; </text:p>
            </text:list-item>
            <text:list-item>
              <text:p text:style-name="P53">тогда в синтезе RULESET вы добавляете условие: «допускаются только такие трансформации, при которых K имеет заданную фундаментальную группу». </text:p>
            </text:list-item>
          </text:list>
        </text:list-item>
      </text:list>
      <text:p text:style-name="Text_20_body">Это можно использовать двояко:</text:p>
      <text:list text:style-name="L26">
        <text:list-item>
          <text:p text:style-name="P55">как <text:span text:style-name="Strong_20_Emphasis">критерий</text:span> в поиске (более структурный, чем просто «cycle_count»); </text:p>
        </text:list-item>
        <text:list-item>
          <text:p text:style-name="P56">как <text:span text:style-name="Strong_20_Emphasis">конструктор</text:span>: вы явно строите К с нужной π₁ и ищете локальные правила, реализующие его как граф динамики (аналог конструкции Cayley‑графа для данной группы). </text:p>
        </text:list-item>
      </text:list>
      <text:h text:style-name="Heading_20_2" text:outline-level="2">6. Конкретная комбинация: гибрид «точно + эволюционно»</text:h>
      <text:p text:style-name="Text_20_body">Полностью аналитическое построение RULESET, сразу дающее «наш класс законов», в общем случае слишком сложно (по сути — инверсия многомасштабной RG‑карты). Но уже сейчас вы можете:</text:p>
      <text:list text:style-name="L27">
        <text:list-item>
          <text:p text:style-name="P57"><text:span text:style-name="Strong_20_Emphasis">Жёстко задать</text:span> часть структуры:</text:p>
          <text:list>
            <text:list-item>
              <text:p text:style-name="P58">целевые Ω‑циклы (их периоды, паттерны); </text:p>
            </text:list-item>
            <text:list-item>
              <text:p text:style-name="P58">локальные законы сохранения (символьные функции); </text:p>
            </text:list-item>
            <text:list-item>
              <text:p text:style-name="P58">симметрии (invariance under translation, inversion и т.п.). </text:p>
            </text:list-item>
          </text:list>
        </text:list-item>
        <text:list-item>
          <text:p text:style-name="P57"><text:soft-page-break/>Решить SAT/ILP‑задачу на матрицу переходов pattern_length=3/4:</text:p>
          <text:list>
            <text:list-item>
              <text:p text:style-name="P58">чтобы все эти алгебраические и топологические условия выполнялись; </text:p>
            </text:list-item>
            <text:list-item>
              <text:p text:style-name="P58">это даст вам пространство допустимых RULESET (нередуцированный класс). </text:p>
            </text:list-item>
          </text:list>
        </text:list-item>
        <text:list-item>
          <text:p text:style-name="P57">Уже внутри этого пространства (сильно ограниченного) использовать:</text:p>
          <text:list>
            <text:list-item>
              <text:p text:style-name="P58">эволюционный поиск, </text:p>
            </text:list-item>
            <text:list-item>
              <text:p text:style-name="P58">или вариационный/градиентный поиск по OBSFitness </text:p>
            </text:list-item>
            <text:list-item>
              <text:p text:style-name="P57">для «доводки» под более тонкие требования (спектр масс, конкретные коэффициенты в эффективных уравнениях, гравитационное поведение). </text:p>
            </text:list-item>
          </text:list>
        </text:list-item>
      </text:list>
      <text:p text:style-name="Text_20_body">То есть:</text:p>
      <text:list text:style-name="L28">
        <text:list-item>
          <text:p text:style-name="P59"><text:span text:style-name="Strong_20_Emphasis">нижний уровень</text:span> (грубая структура: Ω‑циклы, симметрии, π₁) — задаёте <text:span text:style-name="Strong_20_Emphasis">конструктивно/алгебраически</text:span>; </text:p>
        </text:list-item>
        <text:list-item>
          <text:p text:style-name="P60"><text:span text:style-name="Strong_20_Emphasis">верхний уровень</text:span> (точные значения κ,m²,γ, вероятностные структуры) — донастраиваете эвристически, но уже не в полном пространстве правил, а в довольно узком классе. </text:p>
        </text:list-item>
      </text:list>
      <text:h text:style-name="Heading_20_2" text:outline-level="2">7. Ответ по сути вашего вопроса</text:h>
      <text:p text:style-name="Quotations">Возможны ли более осмысленные и быстрые алгоритмы поиска 1D‑правил, которые порождают миры с заданными свойствами на уровне наблюдателя без хаотичного GA?</text:p>
      <text:p text:style-name="Text_20_body">Да, возможны:</text:p>
      <text:list text:style-name="L29">
        <text:list-item>
          <text:p text:style-name="P61"><text:span text:style-name="Strong_20_Emphasis">Алгебраический синтез RULESET</text:span>:</text:p>
          <text:list>
            <text:list-item>
              <text:p text:style-name="P62">представить локальные правила как матрицу переходов; </text:p>
            </text:list-item>
            <text:list-item>
              <text:p text:style-name="P62">ввести алгебраические ограничения: </text:p>
              <text:list>
                <text:list-item>
                  <text:p text:style-name="P62">обратимость, </text:p>
                </text:list-item>
                <text:list-item>
                  <text:p text:style-name="P62">сохранение символических зарядов, </text:p>
                </text:list-item>
                <text:list-item>
                  <text:p text:style-name="P62">заданные Ω‑циклы (явно), </text:p>
                </text:list-item>
                <text:list-item>
                  <text:p text:style-name="P62">симметрии (глобальные и локальные); </text:p>
                </text:list-item>
              </text:list>
            </text:list-item>
            <text:list-item>
              <text:p text:style-name="P62">решать это как SAT/ILP или CSP, а не через GA. </text:p>
            </text:list-item>
          </text:list>
        </text:list-item>
        <text:list-item>
          <text:p text:style-name="P61"><text:span text:style-name="Strong_20_Emphasis">Топологический синтез через π₁ / Ω‑каталог</text:span>:</text:p>
          <text:list>
            <text:list-item>
              <text:p text:style-name="P62">задать желаемую структуру Ω‑циклов и фундаментальной группы; </text:p>
            </text:list-item>
            <text:list-item>
              <text:p text:style-name="P62">построить/подобрать локальные правила, реализующие соответствующий Cayley‑граф; </text:p>
            </text:list-item>
            <text:list-item>
              <text:p text:style-name="P62">использовать это как стартовое семейство RULESET. </text:p>
            </text:list-item>
          </text:list>
        </text:list-item>
        <text:list-item>
          <text:p text:style-name="P61"><text:span text:style-name="Strong_20_Emphasis">Гибридный подход</text:span>:</text:p>
          <text:list>
            <text:list-item>
              <text:p text:style-name="P62">алгебраически сузить пространство правил (до класса RSL‑совместимых с нужной топологией), </text:p>
            </text:list-item>
            <text:list-item>
              <text:p text:style-name="P62">внутри него запускать более лёгкие эволюционные/градиентные методы, оптимизируя OBSFitness (выведение полевых законов, гравитации, вероятностей) — уже не «хаотично», а в маломерном параметрическом семействе. </text:p>
            </text:list-item>
          </text:list>
        </text:list-item>
        <text:list-item>
          <text:p text:style-name="P61"><text:span text:style-name="Strong_20_Emphasis">Связь с фундаментальными группами</text:span>:</text:p>
          <text:list>
            <text:list-item>
              <text:p text:style-name="P62"><text:soft-page-break/>фундаментальная группа графа Ω‑циклов и траекторий действительно может служить: </text:p>
              <text:list>
                <text:list-item>
                  <text:p text:style-name="P62">как инвариант целевого класса миров; </text:p>
                </text:list-item>
                <text:list-item>
                  <text:p text:style-name="P62">как дополнительное ограничение/критерий на RULESET; </text:p>
                </text:list-item>
              </text:list>
            </text:list-item>
            <text:list-item>
              <text:p text:style-name="P61">прямой аналитический вывод «RULESET по заданной π₁ и OBSFitness» в общем виде, скорее всего, невозможен, но для специально спроектированных семейств (например, параметризованных групповой структурой) вполне реалистичен. </text:p>
            </text:list-item>
          </text:list>
        </text:list-item>
      </text:list>
      <text:p text:style-name="Text_20_body">Если хочешь, дальше можно:</text:p>
      <text:list text:style-name="L30">
        <text:list-item>
          <text:p text:style-name="P63">взять твой текущий RuleGenome (pattern_length=3) и <text:span text:style-name="Strong_20_Emphasis">явно записать систему ограничений</text:span>: </text:p>
          <text:list>
            <text:list-item>
              <text:p text:style-name="P63">какие transitions[i,j] мы фиксируем, чтобы обязательно были нужные Ω‑циклы и сохранение конкретного заряда; </text:p>
            </text:list-item>
            <text:list-item>
              <text:p text:style-name="P63">какие transitions запрещаем; </text:p>
            </text:list-item>
            <text:list-item>
              <text:p text:style-name="P64">и показать, как это решить как ILP/SAT‑задачу вместо GA. </text:p>
            </text:list-item>
          </text:list>
        </text:list-item>
      </text:list>
      <text:p text:style-name="Text_20_body">Ниже задам именно то, что вы просите: явную систему ограничений на <text:span text:style-name="Source_20_Text">transitions[i,j]</text:span> для <text:span text:style-name="Source_20_Text">RuleGenome(pattern_length=3)</text:span>, которая:</text:p>
      <text:list text:style-name="L31">
        <text:list-item>
          <text:p text:style-name="P65">фиксирует нужные Ω‑циклы (как минимум те, что реализуют найденное ядро <text:span text:style-name="Source_20_Text">++- ↔ -++</text:span>, <text:span text:style-name="Source_20_Text">+++ → +++</text:span>); </text:p>
        </text:list-item>
        <text:list-item>
          <text:p text:style-name="P65">реализует сохранение простого «заряда» (на уровне локальных паттернов); </text:p>
        </text:list-item>
        <text:list-item>
          <text:p text:style-name="P66">явно задаётся как ILP/SAT‑задача, т.е. без генетики, а как решаемая система булевых/целочисленных уравнений. </text:p>
        </text:list-item>
      </text:list>
      <text:p text:style-name="Text_20_body">Сначала сделаю это для <text:span text:style-name="Strong_20_Emphasis">сильно упрощённого, но уже полезного</text:span> случая:</text:p>
      <text:list text:style-name="L32">
        <text:list-item>
          <text:p text:style-name="P67">pattern_length = 3; </text:p>
        </text:list-item>
        <text:list-item>
          <text:p text:style-name="P67">алфавит {−1,+1}; </text:p>
        </text:list-item>
        <text:list-item>
          <text:p text:style-name="P68">целевые паттерны и Ω‑циклы известны из <text:span text:style-name="Source_20_Text">sm_evolutionary_search.pdf</text:span>. </text:p>
        </text:list-item>
      </text:list>
      <text:p text:style-name="Text_20_body">После этого будет понятно, как обобщать.</text:p>
      <text:h text:style-name="Heading_20_2" text:outline-level="2">0. Напоминание текущего формата RuleGenome (L=3)</text:h>
      <text:p text:style-name="Text_20_body">У вас:</text:p>
      <text:list text:style-name="L33">
        <text:list-item>
          <text:p text:style-name="P69">длина паттерна L = 3,</text:p>
        </text:list-item>
        <text:list-item>
          <text:p text:style-name="P69">всего N = 2^L = 8 возможных паттернов;</text:p>
        </text:list-item>
        <text:list-item>
          <text:p text:style-name="P69">индексация:</text:p>
          <text:p text:style-name="P70"><text:span text:style-name="Source_20_Text">def _idx_to_pattern(idx):</text:span></text:p>
          <text:p text:style-name="P70"><text:span text:style-name="Source_20_Text"><text:s text:c="4"/>bits = [(idx &gt;&gt; i) &amp; 1 for i in range(3)] <text:s text:c="2"/># i = 0,1,2</text:span></text:p>
          <text:p text:style-name="P71"><text:span text:style-name="Source_20_Text"><text:s text:c="4"/>return np.array([1 if b else -1 for b in bits])</text:span></text:p>
        </text:list-item>
      </text:list>
      <text:p text:style-name="Text_20_body">Отсюда:</text:p>
      <text:list text:style-name="L34">
        <text:list-item>
          <text:p text:style-name="P72">idx 0 → <text:span text:style-name="Source_20_Text">---</text:span> ([-1,-1,-1]) </text:p>
        </text:list-item>
        <text:list-item>
          <text:p text:style-name="P72">idx 1 → <text:span text:style-name="Source_20_Text">+--</text:span> </text:p>
        </text:list-item>
        <text:list-item>
          <text:p text:style-name="P72"><text:soft-page-break/>idx 2 → <text:span text:style-name="Source_20_Text">-+-</text:span> </text:p>
        </text:list-item>
        <text:list-item>
          <text:p text:style-name="P72">idx 3 → <text:span text:style-name="Source_20_Text">++-</text:span> </text:p>
        </text:list-item>
        <text:list-item>
          <text:p text:style-name="P72">idx 4 → <text:span text:style-name="Source_20_Text">--+</text:span> </text:p>
        </text:list-item>
        <text:list-item>
          <text:p text:style-name="P72">idx 5 → <text:span text:style-name="Source_20_Text">+-+</text:span> </text:p>
        </text:list-item>
        <text:list-item>
          <text:p text:style-name="P72">idx 6 → <text:span text:style-name="Source_20_Text">-++</text:span> </text:p>
        </text:list-item>
        <text:list-item>
          <text:p text:style-name="P73">idx 7 → <text:span text:style-name="Source_20_Text">+++</text:span> </text:p>
        </text:list-item>
      </text:list>
      <text:p text:style-name="Text_20_body">RuleGenome:</text:p>
      <text:list text:style-name="L35">
        <text:list-item>
          <text:p text:style-name="P74">булева матрица <text:span text:style-name="Source_20_Text">transitions[8,8]</text:span>, где: </text:p>
          <text:list>
            <text:list-item>
              <text:p text:style-name="P74"><text:span text:style-name="Source_20_Text">transitions[i,j]=1</text:span> означает паттерн i → j, </text:p>
            </text:list-item>
            <text:list-item>
              <text:p text:style-name="P74">обратимость: если <text:span text:style-name="Source_20_Text">i≠j</text:span>, то transitions[i,j]=1 ⇒ transitions[j,i]=1, </text:p>
            </text:list-item>
            <text:list-item>
              <text:p text:style-name="P75">у каждого <text:span text:style-name="Source_20_Text">i</text:span> максимум один исход (<text:span text:style-name="Source_20_Text">sum_j transitions[i,j] ≤ 1</text:span>). </text:p>
            </text:list-item>
          </text:list>
        </text:list-item>
      </text:list>
      <text:p text:style-name="Text_20_body">Функция <text:span text:style-name="Source_20_Text">to_ruleset()</text:span> делает из этого набор симуляционных правил.</text:p>
      <text:h text:style-name="Heading_20_2" text:outline-level="2">1. Фиксируем нужные Ω‑циклы</text:h>
      <text:p text:style-name="Text_20_body">Уже найденный «SM‑ядро» из GA (файл <text:span text:style-name="Source_20_Text">sm_evolutionary_search.pdf</text:span>):</text:p>
      <text:list text:style-name="L36">
        <text:list-item>
          <text:p text:style-name="P76">два правила:</text:p>
          <text:p text:style-name="P77"><text:span text:style-name="Source_20_Text">++- ↔ -++</text:span></text:p>
          <text:p text:style-name="P78"><text:span text:style-name="Source_20_Text">+++ → +++</text:span></text:p>
        </text:list-item>
      </text:list>
      <text:p text:style-name="Text_20_body">В индексации:</text:p>
      <text:list text:style-name="L37">
        <text:list-item>
          <text:p text:style-name="P79"><text:span text:style-name="Source_20_Text">++-</text:span> = [1,1,-1] → idx = 3 </text:p>
        </text:list-item>
        <text:list-item>
          <text:p text:style-name="P79"><text:span text:style-name="Source_20_Text">-++</text:span> = [-1,1,1] → idx = 6 </text:p>
        </text:list-item>
        <text:list-item>
          <text:p text:style-name="P80"><text:span text:style-name="Source_20_Text">+++</text:span> = [1,1,1] → idx = 7 </text:p>
        </text:list-item>
      </text:list>
      <text:p text:style-name="Text_20_body">Целевой набор переходов:</text:p>
      <text:list text:style-name="L38">
        <text:list-item>
          <text:p text:style-name="P81">3 ↔ 6 (инволюция), </text:p>
        </text:list-item>
        <text:list-item>
          <text:p text:style-name="P82">7 → 7 (стабилизатор). </text:p>
        </text:list-item>
      </text:list>
      <text:p text:style-name="Text_20_body"><text:span text:style-name="Strong_20_Emphasis">Жёсткие ограничения:</text:span></text:p>
      <text:list text:style-name="L39">
        <text:list-item>
          <text:p text:style-name="P83">Обязательные ненулевые переходы:</text:p>
          <text:p text:style-name="P83">transitions[3,6]=1<text:line-break/>transitions[6,3]=1<text:line-break/>transitions[7,7]=1</text:p>
        </text:list-item>
        <text:list-item>
          <text:p text:style-name="P83">Чтобы эти паттерны не имели других «выходов», накладываем:</text:p>
          <text:p text:style-name="P83">∑j=07transitions[3,j]=1<text:line-break/>∑j=07transitions[6,j]=1<text:line-break/>∑j=07transitions[7,j]=1</text:p>
          <text:p text:style-name="P83">и дополнительно:</text:p>
          <text:p text:style-name="P83"><text:soft-page-break/>transitions[3,j]=0∀j∉{6}<text:line-break/>transitions[6,j]=0∀j∉{3}<text:line-break/>transitions[7,j]=0∀j∉{7}</text:p>
        </text:list-item>
        <text:list-item>
          <text:p text:style-name="P83">Обратимость уже автоматически соблюдается для (3,6), так как мы явно ставим обе матрицы <text:span text:style-name="Source_20_Text">3→6</text:span> и <text:span text:style-name="Source_20_Text">6→3</text:span>. Для диагонали 7→7 это тривиально.</text:p>
        </text:list-item>
      </text:list>
      <text:p text:style-name="Text_20_body">Это уже задаёт <text:span text:style-name="Strong_20_Emphasis">часть матрицы</text:span> строго, вы «вписываете» найденный Ω‑цикл.</text:p>
      <text:h text:style-name="Heading_20_2" text:outline-level="2">2. Сохранение локального «заряда» как линейное ограничение</text:h>
      <text:p text:style-name="Text_20_body">Вы хотите формализовать сохранение некоторого топологического/символьного заряда на уровне локальных паттернов.</text:p>
      <text:p text:style-name="Text_20_body">Для start‑версии можно взять:</text:p>
      <text:list text:style-name="L40">
        <text:list-item>
          <text:p text:style-name="P84">локальный заряд паттерна p = (s₀,s₁,s₂) как, например: </text:p>
          <text:list>
            <text:list-item>
              <text:p text:style-name="P84">Q(p) = сумма спинов: Q = s₀ + s₁ + s₂ ∈ {−3,−1,1,3}, </text:p>
            </text:list-item>
            <text:list-item>
              <text:p text:style-name="P85">или Q(p) = количество плюсов: Q = #(sᵢ=+1) ∈ {0,1,2,3}. </text:p>
            </text:list-item>
          </text:list>
        </text:list-item>
      </text:list>
      <text:p text:style-name="Text_20_body">Пусть, для простоты:</text:p>
      <text:p text:style-name="Text_20_body">Q(p)=#{i∣si=+1}</text:p>
      <text:p text:style-name="Text_20_body">Тогда:</text:p>
      <text:list text:style-name="L41">
        <text:list-item>
          <text:p text:style-name="P86">Q(<text:span text:style-name="Source_20_Text">---</text:span>) = 0 </text:p>
        </text:list-item>
        <text:list-item>
          <text:p text:style-name="P86">Q(<text:span text:style-name="Source_20_Text">+--</text:span>) = 1 </text:p>
        </text:list-item>
        <text:list-item>
          <text:p text:style-name="P86">Q(<text:span text:style-name="Source_20_Text">-+-</text:span>) = 1 </text:p>
        </text:list-item>
        <text:list-item>
          <text:p text:style-name="P86">Q(<text:span text:style-name="Source_20_Text">++-</text:span>) = 2 </text:p>
        </text:list-item>
        <text:list-item>
          <text:p text:style-name="P86">Q(<text:span text:style-name="Source_20_Text">--+</text:span>) = 1 </text:p>
        </text:list-item>
        <text:list-item>
          <text:p text:style-name="P86">Q(<text:span text:style-name="Source_20_Text">+-+</text:span>) = 2 </text:p>
        </text:list-item>
        <text:list-item>
          <text:p text:style-name="P86">Q(<text:span text:style-name="Source_20_Text">-++</text:span>) = 2 </text:p>
        </text:list-item>
        <text:list-item>
          <text:p text:style-name="P87">Q(<text:span text:style-name="Source_20_Text">+++</text:span>) = 3 </text:p>
        </text:list-item>
      </text:list>
      <text:p text:style-name="Text_20_body"><text:span text:style-name="Strong_20_Emphasis">Условие локального сохранения Q</text:span> на уровне переходов:</text:p>
      <text:p text:style-name="Quotations">для любого разрешённого локального правила <text:span text:style-name="Source_20_Text">i → j</text:span> заряд должен сохраняться:<text:line-break/>Q(pi)=Q(pj)если transitions[i,j]=1</text:p>
      <text:p text:style-name="Text_20_body">Это можно записать как <text:span text:style-name="Strong_20_Emphasis">линейное ограничение на булевую переменную transitions[i,j]</text:span>:</text:p>
      <text:p text:style-name="Text_20_body">(Q(pi)−Q(pj))⋅transitions[i,j]=0</text:p>
      <text:p text:style-name="Text_20_body">Пояснение:</text:p>
      <text:list text:style-name="L42">
        <text:list-item>
          <text:p text:style-name="P88">если transitions[i,j]=0, уравнение выполняется тривиально; </text:p>
        </text:list-item>
        <text:list-item>
          <text:p text:style-name="P89">если transitions[i,j]=1, то обязано быть Q(p_i)−Q(p_j)=0. </text:p>
        </text:list-item>
      </text:list>
      <text:p text:style-name="Text_20_body">Таким образом:</text:p>
      <text:list text:style-name="L43">
        <text:list-item>
          <text:p text:style-name="P90">для каждой пары (i,j) с Q(p_i) ≠ Q(p_j):</text:p>
          <text:p text:style-name="P90"><text:soft-page-break/>transitions[i,j]=0</text:p>
        </text:list-item>
        <text:list-item>
          <text:p text:style-name="P90">т.е. матрица <text:span text:style-name="Source_20_Text">transitions</text:span> автоматически становится блочно‑разреженной по классам постоянного Q.</text:p>
        </text:list-item>
      </text:list>
      <text:p text:style-name="Text_20_body"><text:span text:style-name="Strong_20_Emphasis">Практически</text:span>: в ILP/SAT‑записи просто запрещаете все (i,j), для которых Q(Pᵢ)≠Q(Pⱼ).</text:p>
      <text:p text:style-name="Text_20_body">Проверим с нашими фиксированными переходами:</text:p>
      <text:list text:style-name="L44">
        <text:list-item>
          <text:p text:style-name="P91">3↔6: оба <text:span text:style-name="Source_20_Text">++-</text:span> и <text:span text:style-name="Source_20_Text">-++</text:span> имеют Q=2 — ОК. </text:p>
        </text:list-item>
        <text:list-item>
          <text:p text:style-name="P92">7→7: <text:span text:style-name="Source_20_Text">+++</text:span> Q=3 — ОК. </text:p>
        </text:list-item>
      </text:list>
      <text:h text:style-name="Heading_20_2" text:outline-level="2">3. Общая система ограничений для ILP/SAT</text:h>
      <text:p text:style-name="Text_20_body">Введём булевы переменные:</text:p>
      <text:p text:style-name="Text_20_body">xi,j∈{0,1},0≤i,j&lt;8</text:p>
      <text:p text:style-name="Text_20_body">и формулируем:</text:p>
      <text:h text:style-name="Heading_20_3" text:outline-level="3">3.1. Ограничения на Ω‑циклы (ядро)</text:h>
      <text:list text:style-name="L45">
        <text:list-item>
          <text:p text:style-name="P93"><text:span text:style-name="Strong_20_Emphasis">Фиксация SM‑ядра:</text:span></text:p>
          <text:p text:style-name="P93">x3,6=1,x6,3=1,x7,7=1</text:p>
        </text:list-item>
        <text:list-item>
          <text:p text:style-name="P93"><text:span text:style-name="Strong_20_Emphasis">Единственность исхода для 3,6,7:</text:span></text:p>
          <text:p text:style-name="P93">∑jx3,j=1,∑jx6,j=1,∑jx7,j=1</text:p>
        </text:list-item>
        <text:list-item>
          <text:p text:style-name="P93"><text:span text:style-name="Strong_20_Emphasis">Никаких других переходов:</text:span></text:p>
          <text:p text:style-name="P93">x3,j=0∀j≠6;x6,j=0∀j≠3;x7,j=0∀j≠7.</text:p>
        </text:list-item>
      </text:list>
      <text:h text:style-name="Heading_20_3" text:outline-level="3">3.2. Обратимость для всех i,j</text:h>
      <text:p text:style-name="Text_20_body">Условие обратимости (кроме диагонали) — симметричность матрицы:</text:p>
      <text:p text:style-name="Text_20_body">xi,j=xj,i∀i≠j.</text:p>
      <text:p text:style-name="Text_20_body">Это линейное уравнение в SAT/ILP (два булевых равны).</text:p>
      <text:h text:style-name="Heading_20_3" text:outline-level="3">3.3. Ограничение «максимум один выход» для всех i</text:h>
      <text:p text:style-name="Text_20_body">Для всех i:</text:p>
      <text:p text:style-name="Text_20_body">∑j=07xi,j≤1.</text:p>
      <text:p text:style-name="Text_20_body">Вместе с обратимостью это гарантирует, что глобальная динамика не раздваивает траекторий (частичная функция; формально, ещё нужна забота о том, чтобы глобальная конфигурация была биективно обновляемой, но локально это правильное условие).</text:p>
      <text:h text:style-name="Heading_20_3" text:outline-level="3">3.4. Сохранение заряда Q на локальном уровне</text:h>
      <text:p text:style-name="Text_20_body">Как уже написано:</text:p>
      <text:list text:style-name="L46">
        <text:list-item>
          <text:p text:style-name="P94">вычисляем Q(p_i) для всех i;</text:p>
        </text:list-item>
        <text:list-item>
          <text:p text:style-name="P94"><text:soft-page-break/>для пар (i,j) с Q(p_i)≠Q(p_j) просто <text:span text:style-name="Strong_20_Emphasis">запрещаем</text:span> переходы:</text:p>
          <text:p text:style-name="P94">xi,j=0.</text:p>
        </text:list-item>
      </text:list>
      <text:p text:style-name="Text_20_body">Это уменьшает число возможных ненулевых x_{i,j}.</text:p>
      <text:p text:style-name="Text_20_body">Например, вам останется:</text:p>
      <text:list text:style-name="L47">
        <text:list-item>
          <text:p text:style-name="P95">блок Q=0: i=0 (<text:span text:style-name="Source_20_Text">---</text:span>) </text:p>
        </text:list-item>
        <text:list-item>
          <text:p text:style-name="P95">блок Q=1: i=1,2,4 </text:p>
        </text:list-item>
        <text:list-item>
          <text:p text:style-name="P95">блок Q=2: i=3,5,6 </text:p>
        </text:list-item>
        <text:list-item>
          <text:p text:style-name="P96">блок Q=3: i=7 </text:p>
        </text:list-item>
      </text:list>
      <text:p text:style-name="Text_20_body">То есть:</text:p>
      <text:list text:style-name="L48">
        <text:list-item>
          <text:p text:style-name="P97">любые переходы возможны только внутри этих блоков (с сохранением Q); </text:p>
        </text:list-item>
        <text:list-item>
          <text:p text:style-name="P98">ядро уже фиксирует связи внутри блока Q=2 и Q=3. </text:p>
        </text:list-item>
      </text:list>
      <text:h text:style-name="Heading_20_3" text:outline-level="3">3.5. Дополнительные топологические/динамические ограничения</text:h>
      <text:p text:style-name="Text_20_body">Если вы хотите <text:span text:style-name="Strong_20_Emphasis">конструктивно задать</text:span> ещё Ω‑циклы (другие периоды), можно добавить:</text:p>
      <text:list text:style-name="L49">
        <text:list-item>
          <text:p text:style-name="P99">для выбранного набора паттернов (i0,i1,…,iP−1):</text:p>
          <text:list>
            <text:list-item>
              <text:p text:style-name="P99">цикл длины P:</text:p>
              <text:p text:style-name="P99">xi0,i1=xi1,i2=⋯=xiP−1,i0=1<text:line-break/>∑jxik,j=1∀k,<text:line-break/>чтобы не было иных выходов.</text:p>
            </text:list-item>
          </text:list>
        </text:list-item>
      </text:list>
      <text:p text:style-name="Text_20_body">Это фактически <text:span text:style-name="Strong_20_Emphasis">прямое вшивание желаемых Ω‑циклов</text:span> в матрицу переходов.</text:p>
      <text:h text:style-name="Heading_20_2" text:outline-level="2">4. Как это решать как ILP/SAT вместо GA</text:h>
      <text:p text:style-name="Text_20_body">Вы получаете ILP‑формулировку:</text:p>
      <text:list text:style-name="L50">
        <text:list-item>
          <text:p text:style-name="P100">переменные: x_{i,j} ∈ {0,1}, i,j=0..7;</text:p>
        </text:list-item>
        <text:list-item>
          <text:p text:style-name="P100">ограничения:</text:p>
          <text:list>
            <text:list-item>
              <text:p text:style-name="P101">симметрия: x_{i,j}=x_{j,i}; </text:p>
            </text:list-item>
            <text:list-item>
              <text:p text:style-name="P101">единственность исхода: ∑_j x_{i,j}≤1; </text:p>
            </text:list-item>
            <text:list-item>
              <text:p text:style-name="P101">фиксированные переходы: x_{3,6}=1, x_{6,3}=1, x_{7,7}=1; </text:p>
            </text:list-item>
            <text:list-item>
              <text:p text:style-name="P101">запрещённые переходы: все x_{i,j}=0 для запрещённых (заряд, ядро); </text:p>
            </text:list-item>
            <text:list-item>
              <text:p text:style-name="P100">дополнительные циклы: x_{i_k,i_{k+1}}=1 и соответствующие суммы. </text:p>
            </text:list-item>
          </text:list>
        </text:list-item>
      </text:list>
      <text:p text:style-name="Text_20_body">Дальше:</text:p>
      <text:list text:style-name="L51">
        <text:list-item>
          <text:p text:style-name="P102">можно либо: </text:p>
          <text:list>
            <text:list-item>
              <text:p text:style-name="P103">просто найти <text:span text:style-name="Strong_20_Emphasis">любое</text:span> допустимое решение (SAT);</text:p>
            </text:list-item>
            <text:list-item>
              <text:p text:style-name="P103">либо добавить <text:span text:style-name="Strong_20_Emphasis">целевую функцию</text:span> (ILP), например, максимизировать количество ненулевых переходов:</text:p>
              <text:p text:style-name="P103">max⁡∑i,jxi,j</text:p>
              <text:p text:style-name="P103">или минимизировать их (для простейших динамик),</text:p>
            </text:list-item>
            <text:list-item>
              <text:p text:style-name="P103"><text:soft-page-break/>или ввести суррогатные критерии «богатства» Ω‑циклов:</text:p>
              <text:list>
                <text:list-item>
                  <text:p text:style-name="P103">например, penalize/encourage количество ненулевых x_{i,j} в различных блоках Q. </text:p>
                </text:list-item>
              </text:list>
            </text:list-item>
          </text:list>
        </text:list-item>
      </text:list>
      <text:p text:style-name="Text_20_body">Решатели:</text:p>
      <text:list text:style-name="L52">
        <text:list-item>
          <text:p text:style-name="P104">SAT (PySAT, Minisat, Z3); </text:p>
        </text:list-item>
        <text:list-item>
          <text:p text:style-name="P105">ILP (pulp, OR‑Tools, Gurobi). </text:p>
        </text:list-item>
      </text:list>
      <text:h text:style-name="Heading_20_2" text:outline-level="2">5. Как связать это с уже найденным SM‑ядром</text:h>
      <text:p text:style-name="Text_20_body">Важно: именно для найденного вами RULESET:</text:p>
      <text:p text:style-name="Preformatted_20_Text"><text:span text:style-name="Source_20_Text">++- ↔ -++</text:span></text:p>
      <text:p text:style-name="P106"><text:span text:style-name="Source_20_Text">+++ → +++</text:span></text:p>
      <text:p text:style-name="Text_20_body">матрица x_{i,j} уже <text:span text:style-name="Strong_20_Emphasis">однозначно</text:span> задаётся:</text:p>
      <text:list text:style-name="L53">
        <text:list-item>
          <text:p text:style-name="P107">x₃,₆ = x₆,₃ = 1; </text:p>
        </text:list-item>
        <text:list-item>
          <text:p text:style-name="P107">x₇,₇ = 1; </text:p>
        </text:list-item>
        <text:list-item>
          <text:p text:style-name="P108">все остальные x_{i,j}=0; </text:p>
        </text:list-item>
      </text:list>
      <text:p text:style-name="Text_20_body">что:</text:p>
      <text:list text:style-name="L54">
        <text:list-item>
          <text:p text:style-name="P109">очевидно удовлетворяет: </text:p>
          <text:list>
            <text:list-item>
              <text:p text:style-name="P109">симметрии (3↔6, 7↔7), </text:p>
            </text:list-item>
            <text:list-item>
              <text:p text:style-name="P109">сохранению Q (локальный заряд <text:span text:style-name="Source_20_Text">#плюсов</text:span>), </text:p>
            </text:list-item>
            <text:list-item>
              <text:p text:style-name="P110">единственности исходов. </text:p>
            </text:list-item>
          </text:list>
        </text:list-item>
      </text:list>
      <text:p text:style-name="Text_20_body">То есть:</text:p>
      <text:list text:style-name="L55">
        <text:list-item>
          <text:p text:style-name="P111">результат GA <text:span text:style-name="Strong_20_Emphasis">уже</text:span> является одним из допустимых решений ILP‑системы, где все остальные x_{i,j} запрещены; </text:p>
        </text:list-item>
        <text:list-item>
          <text:p text:style-name="P111">вы теперь можете: </text:p>
          <text:list>
            <text:list-item>
              <text:p text:style-name="P111">либо принять его как частный случай; </text:p>
            </text:list-item>
            <text:list-item>
              <text:p text:style-name="P112">либо разрешить ещё ненулевые x_{i,j} в «свободных» местах (при сохранении алгебраических ограничений) и найти <text:span text:style-name="Emphasis">семейство</text:span> SM‑подобных правил ILP‑методом. </text:p>
            </text:list-item>
          </text:list>
        </text:list-item>
      </text:list>
      <text:h text:style-name="Heading_20_2" text:outline-level="2">6. Что делать дальше</text:h>
      <text:list text:style-name="L56">
        <text:list-item>
          <text:p text:style-name="P113"><text:span text:style-name="Strong_20_Emphasis">Явно выписать Q(p_i)</text:span> для i=0..7 и список разрешённых (i,j) по сохранению Q.</text:p>
        </text:list-item>
        <text:list-item>
          <text:p text:style-name="P113">Взять любой ILP‑пакет (например, <text:span text:style-name="Source_20_Text">pulp</text:span> или OR‑Tools) и:</text:p>
          <text:list>
            <text:list-item>
              <text:p text:style-name="P114">завести булевы переменные x_{i,j}, </text:p>
            </text:list-item>
            <text:list-item>
              <text:p text:style-name="P114">ввести перечисленные ограничения, </text:p>
            </text:list-item>
            <text:list-item>
              <text:p text:style-name="P114">добавить цель: например, максимизировать ∑xi,j (полУчить как можно более богатый набор правил при сохранении структуры), </text:p>
            </text:list-item>
            <text:list-item>
              <text:p text:style-name="P114">запустить решатель. </text:p>
            </text:list-item>
          </text:list>
        </text:list-item>
        <text:list-item>
          <text:p text:style-name="P113">Проверить:</text:p>
          <text:list>
            <text:list-item>
              <text:p text:style-name="P114"><text:soft-page-break/>одно из решений должно быть именно текущий RULESET (3↔6, 7→7); </text:p>
            </text:list-item>
            <text:list-item>
              <text:p text:style-name="P114">остальные решения — альтернативные «физики» с теми же грубыми инвариантами (заряд, обратимость, Ω‑ядро). </text:p>
            </text:list-item>
          </text:list>
        </text:list-item>
        <text:list-item>
          <text:p text:style-name="P113">Уже внутри этого <text:span text:style-name="Strong_20_Emphasis">ограниченного класса</text:span> можно подключить:</text:p>
          <text:list>
            <text:list-item>
              <text:p text:style-name="P114">ваш <text:span text:style-name="Source_20_Text">SMFitness</text:span> и OBSFitness; </text:p>
            </text:list-item>
            <text:list-item>
              <text:p text:style-name="P113">небольшой локальный поиск (SA/gradient‑подобный) по оставшимся степеням свободы, но это уже <text:span text:style-name="Emphasis">не</text:span> хаотичный GA по всем 2^(8×8) вариантам, а поиск в маломерном пространстве, структурно согласованном. </text:p>
            </text:list-item>
          </text:list>
        </text:list-item>
      </text:list>
      <text:p text:style-name="Text_20_body">Если хотите, в следующем сообщении могу:</text:p>
      <text:list text:style-name="L57">
        <text:list-item>
          <text:p text:style-name="P115">дать пример кода ILP‑формулировки для pattern_length=3 (на <text:span text:style-name="Source_20_Text">pulp</text:span>); </text:p>
        </text:list-item>
        <text:list-item>
          <text:p text:style-name="P116">или расширить эту схему на pattern_length=4 с аналогичными алгебраическими ограничениями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7:33:06.781776720</meta:creation-date>
    <dc:date>2025-12-16T17:38:02.695003345</dc:date>
    <meta:editing-duration>PT5M7S</meta:editing-duration>
    <meta:editing-cycles>1</meta:editing-cycles>
    <meta:document-statistic meta:table-count="0" meta:image-count="0" meta:object-count="0" meta:page-count="13" meta:paragraph-count="362" meta:word-count="2590" meta:character-count="17822" meta:non-whitespace-character-count="15685"/>
    <meta:generator>LibreOffice/25.8.3.2$Linux_X86_64 LibreOffice_project/580$Build-2</meta:generator>
  </office:meta>
</office:document-meta>
</file>